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8373696">
          <text:insertion>
            <office:change-info>
              <dc:creator>Gauthier Bastien</dc:creator>
              <dc:date>2012-02-17T12:17:00</dc:date>
            </office:change-info>
          </text:insertion>
        </text:changed-region>
        <text:changed-region text:id="ct168210712">
          <text:insertion>
            <office:change-info>
              <dc:creator>Gauthier Bastien</dc:creator>
              <dc:date>2012-02-17T12:18:00</dc:date>
            </office:change-info>
          </text:insertion>
        </text:changed-region>
        <text:changed-region text:id="ct168374112">
          <text:insertion>
            <office:change-info>
              <dc:creator>Gauthier Bastien</dc:creator>
              <dc:date>2012-02-17T12:14:00</dc:date>
            </office:change-info>
          </text:insertion>
        </text:changed-region>
        <text:changed-region text:id="ct1683804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838679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838374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712931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. COMMISSION DES TRAVAUX</text:p>
      <text:p text:style-name="P3">(<text:change-start text:change-id="ct168373696"/>self.utranslate("weekday_%s" % self.getPreMeetingDate().aDay().lower(), domain="plonelocales")<text:change-end text:change-id="ct168373696"/> <text:change-start text:change-id="ct168210712"/>tool.formatDate(self.getPreMeetingDate(), withHour=True)<text:change-end text:change-id="ct168210712"/>, <text:change-start text:change-id="ct168374112"/>self.getPreMeetingPlace()<text:change-end text:change-id="ct168374112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travaux',], renumber=True)</text:span></text:p></office:annotation></text:span><text:change-start text:change-id="ct168380432"/><text:span text:style-name="T1">item[0]</text:span><text:change-end text:change-id="ct168380432"/><text:span text:style-name="T1">. </text:span><text:change-start text:change-id="ct168386792"/><text:span text:style-name="T1">item[1].Title()</text:span><text:change-end text:change-id="ct16838679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travaux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travaux-1er-supplement',], renumber=True, firstNumber=len(</text:span><text:span text:style-name="T2">self.adapted().getPrintableItems(itemUids, categories=['commission-travaux',], renumber=True)</text:span><text:span text:style-name="T3">)+1)</text:span></text:p></office:annotation></text:span><text:change-start text:change-id="ct168383744"/><text:span text:style-name="T1">item[0]</text:span><text:change-end text:change-id="ct168383744"/><text:span text:style-name="T1">. </text:span><text:change-start text:change-id="ct167129312"/><text:span text:style-name="T1">item[1].Title()</text:span><text:change-end text:change-id="ct16712931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02</dc:date>
    <dc:creator>Gauthier Bastien</dc:creator>
    <meta:editing-duration>PT02H45M51S</meta:editing-duration>
    <meta:editing-cycles>47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26" meta:character-count="357"/>
  </office:meta>
</office:document-meta>
</file>